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Math TeX Gyre"/>
    </style:style>
    <style:style style:name="P2" style:family="paragraph" style:parent-style-name="Standard">
      <style:text-properties style:font-name="DejaVu Math TeX Gyre" officeooo:rsid="000f0869" officeooo:paragraph-rsid="000f0869"/>
    </style:style>
    <style:style style:name="P3" style:family="paragraph" style:parent-style-name="Standard">
      <style:text-properties style:font-name="DejaVu Math TeX Gyre" style:text-underline-style="solid" style:text-underline-width="auto" style:text-underline-color="font-color" fo:font-weight="bold" officeooo:rsid="000c2d01" officeooo:paragraph-rsid="000c2d01" style:font-weight-asian="bold" style:font-weight-complex="bold"/>
    </style:style>
    <style:style style:name="P4" style:family="paragraph" style:parent-style-name="Standard">
      <style:text-properties style:font-name="DejaVu Math TeX Gyre" style:text-underline-style="solid" style:text-underline-width="auto" style:text-underline-color="font-color" fo:font-weight="bold" officeooo:rsid="000fa4f0" officeooo:paragraph-rsid="000fa4f0" style:font-weight-asian="bold" style:font-weight-complex="bold"/>
    </style:style>
    <style:style style:name="P5" style:family="paragraph" style:parent-style-name="Standard">
      <style:text-properties style:font-name="DejaVu Math TeX Gyre" style:text-underline-style="solid" style:text-underline-width="auto" style:text-underline-color="font-color" fo:font-weight="bold" officeooo:rsid="00112564" officeooo:paragraph-rsid="00112564" style:font-weight-asian="bold" style:font-weight-complex="bold"/>
    </style:style>
    <style:style style:name="P6" style:family="paragraph" style:parent-style-name="Standard">
      <style:text-properties style:font-name="DejaVu Math TeX Gyre" officeooo:rsid="000c2d01" officeooo:paragraph-rsid="000c2d01"/>
    </style:style>
    <style:style style:name="P7" style:family="paragraph" style:parent-style-name="Standard">
      <style:text-properties style:font-name="DejaVu Math TeX Gyre" officeooo:rsid="000d7b20" officeooo:paragraph-rsid="000d7b20"/>
    </style:style>
    <style:style style:name="P8" style:family="paragraph" style:parent-style-name="Standard">
      <style:text-properties style:font-name="DejaVu Math TeX Gyre" officeooo:rsid="000d7b20" officeooo:paragraph-rsid="000dee31"/>
    </style:style>
    <style:style style:name="P9" style:family="paragraph" style:parent-style-name="Standard">
      <style:text-properties style:font-name="DejaVu Math TeX Gyre" officeooo:rsid="000dee31" officeooo:paragraph-rsid="000dee31"/>
    </style:style>
    <style:style style:name="P10" style:family="paragraph" style:parent-style-name="Standard">
      <style:text-properties style:font-name="DejaVu Math TeX Gyre" style:text-underline-style="none" fo:font-weight="normal" officeooo:rsid="000fa4f0" officeooo:paragraph-rsid="000fa4f0" style:font-weight-asian="normal" style:font-weight-complex="normal"/>
    </style:style>
    <style:style style:name="P11" style:family="paragraph" style:parent-style-name="Standard">
      <style:text-properties style:font-name="DejaVu Math TeX Gyre" style:text-underline-style="none" fo:font-weight="normal" officeooo:rsid="00112564" officeooo:paragraph-rsid="00112564" style:font-weight-asian="normal" style:font-weight-complex="normal"/>
    </style:style>
    <style:style style:name="P12" style:family="paragraph" style:parent-style-name="Standard">
      <style:text-properties style:font-name="DejaVu Math TeX Gyre" style:text-underline-style="none" fo:font-weight="normal" officeooo:rsid="00112564" officeooo:paragraph-rsid="0013b4d9" style:font-weight-asian="normal" style:font-weight-complex="normal"/>
    </style:style>
    <style:style style:name="P13" style:family="paragraph" style:parent-style-name="Standard">
      <style:text-properties style:font-name="DejaVu Math TeX Gyre" officeooo:paragraph-rsid="00112564"/>
    </style:style>
    <style:style style:name="P14" style:family="paragraph" style:parent-style-name="Text_20_body">
      <style:text-properties style:font-name="DejaVu Math TeX Gyre"/>
    </style:style>
    <style:style style:name="P15" style:family="paragraph" style:parent-style-name="Preformatted_20_Text">
      <style:text-properties officeooo:rsid="000dee31" officeooo:paragraph-rsid="000dee31"/>
    </style:style>
    <style:style style:name="P16" style:family="paragraph" style:parent-style-name="Preformatted_20_Text">
      <style:paragraph-properties fo:margin-top="0cm" fo:margin-bottom="0.499cm" loext:contextual-spacing="false"/>
    </style:style>
    <style:style style:name="P17" style:family="paragraph" style:parent-style-name="Standard">
      <style:text-properties style:font-name="DejaVu Math TeX Gyre" officeooo:rsid="000d7b20" officeooo:paragraph-rsid="000d7b20"/>
    </style:style>
    <style:style style:name="P18" style:family="paragraph" style:parent-style-name="Standard">
      <style:text-properties style:font-name="DejaVu Math TeX Gyre" officeooo:rsid="000d7b20" officeooo:paragraph-rsid="001d0120"/>
    </style:style>
    <style:style style:name="T1" style:family="text">
      <style:text-properties officeooo:rsid="000a47b0"/>
    </style:style>
    <style:style style:name="T2" style:family="text">
      <style:text-properties officeooo:rsid="000dee31"/>
    </style:style>
    <style:style style:name="T3" style:family="text">
      <style:text-properties officeooo:rsid="000f0869"/>
    </style:style>
    <style:style style:name="T4" style:family="text">
      <style:text-properties officeooo:rsid="00120030"/>
    </style:style>
    <style:style style:name="T5" style:family="text">
      <style:text-properties style:text-underline-style="none" fo:font-weight="normal" officeooo:rsid="00112564" style:font-weight-asian="normal" style:font-weight-complex="normal"/>
    </style:style>
    <style:style style:name="T6" style:family="text">
      <style:text-properties officeooo:rsid="0013b4d9"/>
    </style:style>
    <style:style style:name="T7" style:family="text">
      <style:text-properties style:font-name="DejaVu Math TeX Gyre"/>
    </style:style>
    <style:style style:name="T8" style:family="text">
      <style:text-properties fo:font-size="16pt" style:text-underline-style="solid" style:text-underline-width="auto" style:text-underline-color="font-color" fo:font-weight="bold" officeooo:rsid="001b5962" style:font-size-asian="14pt" style:font-weight-asian="bold" style:font-size-complex="16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5"/><text:span text:style-name="T8">LAB 0</text:span></text:p>
      <text:p text:style-name="P1"/>
      <text:p text:style-name="P1"/>
      <text:p text:style-name="P1">Exercise: Suggest two ways to concatenate two files, placing the combination into a single new file.</text:p>
      <text:p text:style-name="P1"><text:span text:style-name="T3">SOLUTION: </text:span>cat <text:span text:style-name="T1">inputfile1</text:span> <text:span text:style-name="T1">inputfile2</text:span> &gt; <text:span text:style-name="T1">outputfile</text:span></text:p>
      <text:p text:style-name="P1"><text:tab/> <text:s text:c="9"/>paste -d' ' filea fileb &gt; filec</text:p>
      <text:p text:style-name="P1"/>
      <text:p text:style-name="P1">Exercise: How would you use tr to concatenate all the lines of a file so that the file just contains one single long line (with all line breaks removed)?</text:p>
      <text:p text:style-name="P2">SOLUTION: <text:s/>tr -d '\n' &lt; book.txt</text:p>
      <text:p text:style-name="P2"/>
      <text:p text:style-name="P3">SED</text:p>
      <text:p text:style-name="P6">Exercise: How would you use sed to remove all characters that are not letters?</text:p>
      <text:p text:style-name="P6">SOLUTION : sed "s/[^a-z A-Z]//g" &lt;&lt;&lt; "HI jndndo552 ksh"</text:p>
      <text:p text:style-name="P6"/>
      <text:p text:style-name="P6">Exercise: Suppose you have a file of prices in dollars and cents, all under $100. Use sed to remove all cents from the prices. Then consider how, instead, to round all prices to the nearest dollar.</text:p>
      <text:p text:style-name="P7">SOLUTION :</text:p>
      <text:p text:style-name="P7"/>
      <text:p text:style-name="P18"><text:bookmark text:name="to_2"/>sed ’s/ <text:bookmark text:name="tp_2"/>\ <text:bookmark text:name="tq_2"/>.[0-9][0-9]//g’ <text:bookmark text:name="tr_2"/>file </text:p>
      <text:p text:style-name="P18"><text:bookmark text:name="ts_2"/>If you want to still show the cents for the truncated prices, even though they’re all zero, then <text:bookmark text:name="tt_2"/>instead you could use </text:p>
      <text:p text:style-name="P18"><text:bookmark text:name="tu_2"/>$ <text:bookmark text:name="tv_2"/>sed ’s/ <text:bookmark text:name="tw_2"/>\ <text:bookmark text:name="tx_2"/>.[0-9][0-9]/.00/g’ <text:bookmark text:name="ty_2"/>file <text:bookmark text:name="tz_2"/>Notice the backslash in the pattern in each of these two examples. It ensures that it is indeed <text:bookmark text:name="t10_2"/>the full stop that is matched. Without the backslash, the full stop in a <text:bookmark text:name="t11_2"/>sed <text:bookmark text:name="t12_2"/>pattern matches any <text:bookmark text:name="t13_2"/>character except newline. <text:bookmark text:name="t14_2"/>The backslash is not necessary in the replacement string, as it’s not a <text:bookmark text:name="t15_2"/>pattern, and full stop has its ordinary meaning. <text:bookmark text:name="t16_2"/>The global flag, <text:bookmark text:name="t17_2"/>g <text:bookmark text:name="t18_2"/>, can be dropped if your file only has one price per line.</text:p>
      <text:p text:style-name="P18"><text:s/><text:bookmark text:name="t19_2"/>Rounding: <text:bookmark text:name="t1a_2"/>This is tricky! The only way I know is to treat the round-down and round-up cases separately. <text:bookmark text:name="t1b_2"/>You can combine the two using pipes. The most serious problem is that, in the round-up case, digits <text:bookmark text:name="t1c_2"/>may need to be carried, which pattern replacement in <text:bookmark text:name="t1d_2"/>sed <text:bookmark text:name="t1e_2"/>is not well suited to.</text:p>
      <text:p text:style-name="P18"><text:s/><text:bookmark text:name="t1f_2"/>Rounding down: <text:bookmark text:name="t1g_2"/>$ <text:bookmark text:name="t1h_2"/>sed ’s/ <text:bookmark text:name="t1i_2"/>\ <text:bookmark text:name="t1j_2"/>.[0-4][0-9]/.00/g’ <text:bookmark text:name="t1k_2"/>file <text:bookmark text:name="t1l_2"/>Rounding up: <text:bookmark text:name="t1m_2"/>$ <text:bookmark text:name="t1n_2"/>sed ’s/ <text:bookmark text:name="t1o_2"/>\ <text:bookmark text:name="t1p_2"/>.[5-9][0-9]/.RR/’ <text:bookmark text:name="t1q_2"/>file <text:bookmark text:name="t1r_2"/>| sed ’/ <text:bookmark text:name="t1s_2"/>\ <text:bookmark text:name="t1t_2"/>.RR/ s/9 <text:bookmark text:name="t1u_2"/>\ <text:bookmark text:name="t1v_2"/>./CZ./;/ <text:bookmark text:name="t1w_2"/>\ <text:bookmark text:name="t1x_2"/>.RR/ s/8 <text:bookmark text:name="t1y_2"/>\ <text:bookmark text:name="t1z_2"/>./N9./;/ <text:bookmark text:name="t20_2"/>\ <text:bookmark text:name="t21_2"/>.RR/ s/7 <text:bookmark text:name="t22_2"/>\ <text:bookmark text:name="t23_2"/>./N8./;/ <text:bookmark text:name="t24_2"/>\ <text:bookmark text:name="t25_2"/>.RR/ <text:bookmark text:name="t26_2"/>s/6 <text:bookmark text:name="t27_2"/>\ <text:bookmark text:name="t28_2"/>./N7./;/ <text:bookmark text:name="t29_2"/>\ <text:bookmark text:name="t2a_2"/>.RR/ s/5 <text:bookmark text:name="t2b_2"/>\ <text:bookmark text:name="t2c_2"/>./N6./;/ <text:bookmark text:name="t2d_2"/>\ <text:bookmark text:name="t2e_2"/>.RR/ s/4 <text:bookmark text:name="t2f_2"/>\ <text:bookmark text:name="t2g_2"/>./N5./;/ <text:bookmark text:name="t2h_2"/>\ <text:bookmark text:name="t2i_2"/>.RR/ s/3 <text:bookmark text:name="t2j_2"/>\ <text:bookmark text:name="t2k_2"/>./N4./;/ <text:bookmark text:name="t2l_2"/>\ <text:bookmark text:name="t2m_2"/>.RR/ s/2 <text:bookmark text:name="t2n_2"/>\ <text:bookmark text:name="t2o_2"/>./N3./;/ <text:bookmark text:name="t2p_2"/>\ <text:bookmark text:name="t2q_2"/>.RR/ <text:bookmark text:name="t2r_2"/>s/1 <text:bookmark text:name="t2s_2"/>\ <text:bookmark text:name="t2t_2"/>./N2./;/ <text:bookmark text:name="t2u_2"/>\ <text:bookmark text:name="t2v_2"/>.RR/ s/0 <text:bookmark text:name="t2w_2"/>\ <text:bookmark text:name="t2x_2"/>./N1./;/ <text:bookmark text:name="t2y_2"/>\ <text:bookmark text:name="t2z_2"/>.RR/ s/9C/X/;/ <text:bookmark text:name="t30_2"/>\ <text:bookmark text:name="t31_2"/>.RR/ s/8C/9/;/ <text:bookmark text:name="t32_2"/>\ <text:bookmark text:name="t33_2"/>.RR/ s/7C/8/;/ <text:bookmark text:name="t34_2"/>\ <text:bookmark text:name="t35_2"/>.RR/ s/6C/7/;/ <text:bookmark text:name="t36_2"/>\ <text:bookmark text:name="t37_2"/>.RR/ <text:bookmark text:name="t38_2"/>s/5C/6/;/ <text:bookmark text:name="t39_2"/>\ <text:bookmark text:name="t3a_2"/>.RR/ s/4C/5/;/ <text:bookmark text:name="t3b_2"/>\ <text:bookmark text:name="t3c_2"/>.RR/ s/3C/4/;/ <text:bookmark text:name="t3d_2"/>\ <text:bookmark text:name="t3e_2"/>.RR/ s/2C/3/;/ <text:bookmark text:name="t3f_2"/>\ <text:bookmark text:name="t3g_2"/>.RR/ s/1C/2/;/ <text:bookmark text:name="t3h_2"/>\ <text:bookmark text:name="t3i_2"/>.RR/ s/0C/1/;/ <text:bookmark text:name="t3j_2"/>\ <text:bookmark text:name="t3k_2"/>.RR/ <text:bookmark text:name="t3l_2"/>s/ C/1/;/ <text:bookmark text:name="t3m_2"/>\ <text:bookmark text:name="t3n_2"/>.RR/ s/^C/1/;/ <text:bookmark text:name="t3o_2"/>\ <text:bookmark text:name="t3p_2"/>.RR/ s/N//;/ <text:bookmark text:name="t3q_2"/>\ <text:bookmark text:name="t3r_2"/>.RR/ s/Z/0/;/ <text:bookmark text:name="t3s_2"/>\ <text:bookmark text:name="t3t_2"/>.RR/ s/X/10/;s/ <text:bookmark text:name="t3u_2"/>\ <text:bookmark text:name="t3v_2"/>.RR/.00/;’</text:p>
      <text:p text:style-name="P7"/>
      <text:p text:style-name="P7"/>
      <text:p text:style-name="P7">Exercise: Use sed to insert a space between every pair of adjacent letters in a file.</text:p>
      <text:p text:style-name="P8">SOLUTION : sed "s/./&amp; /g" &lt;&lt;&lt; "kknsdvs sdvksdn 554vsv"</text:p>
      <text:p text:style-name="P8"><text:span text:style-name="T2"><text:s text:c="56"/>OR</text:span> </text:p>
      <text:p text:style-name="P8"><text:tab/><text:tab/>sed -e 's/\(.\)/\1 /g' &lt;&lt;&lt; "dk ckknd kmdkcmks5454 "</text:p>
      <text:p text:style-name="P7"/>
      <text:p text:style-name="P9"><text:soft-page-break/>{</text:p>
      <text:p text:style-name="P15"><text:span text:style-name="Source_20_Text"><text:span text:style-name="T7">$ echo 'abcabcabc' | sed 's/\(ab\)c/\1/'</text:span></text:span></text:p>
      <text:p text:style-name="Preformatted_20_Text"><text:span text:style-name="Source_20_Text"><text:span text:style-name="T7">ababcabc</text:span></text:span></text:p>
      <text:p text:style-name="Preformatted_20_Text"><text:span text:style-name="Source_20_Text"><text:span text:style-name="T7">$ echo 'abcabcabc' | sed 's/\(ab\)c/\1/g'</text:span></text:span></text:p>
      <text:p text:style-name="Preformatted_20_Text"><text:span text:style-name="Source_20_Text"><text:span text:style-name="T7">ababab</text:span></text:span></text:p>
      <text:p text:style-name="Preformatted_20_Text"><text:span text:style-name="Source_20_Text"><text:span text:style-name="T7">$ echo 'abcabcabc' | sed 's/\(ab\)\(c\)/\1d\2/g'</text:span></text:span></text:p>
      <text:p text:style-name="P16"><text:span text:style-name="Source_20_Text"><text:span text:style-name="T7">abdcabdcabdc</text:span></text:span></text:p>
      <text:p text:style-name="P9">}</text:p>
      <text:p text:style-name="P9"/>
      <text:p text:style-name="P4"/>
      <text:p text:style-name="P4">FREQUENCY COUNT</text:p>
      <text:p text:style-name="P4"/>
      <text:p text:style-name="P10">Excercises:</text:p>
      <text:p text:style-name="P10">1. From your input file, derive one with the same words, in the same order, but with each word on a separate line.</text:p>
      <text:p text:style-name="P11">SOLUTION: sed 's/\ /\n/g' book.txt</text:p>
      <text:p text:style-name="P11"/>
      <text:p text:style-name="P10">2. From this file, find one in which each word appears only once, and is accompanied by its frequency (i.e., the number of times it occurs in the file).</text:p>
      <text:p text:style-name="P11">SOLUTION: sed 's/\.//g;s/\,//g;s/\(.*\)/\L\1/;s/\ /\n/g' book.txt | sort | uniq -c</text:p>
      <text:p text:style-name="P11"><text:s text:c="21"/><text:span text:style-name="T4">(first counting is for paragraphs)</text:span></text:p>
      <text:p text:style-name="P11"/>
      <text:p text:style-name="P10">3. Sort the file of word frequencies in order of decreasing frequency.</text:p>
      <text:p text:style-name="P11">SOLUTION: sed 's/\.//g;s/\,//g;s/\(.*\)/\L\1/;s/\ /\n/g' book.txt | sort | uniq -c | sort -rn</text:p>
      <text:p text:style-name="P11"/>
      <text:p text:style-name="P10">4. Now do a frequency count of letters in the file. You should give the frequency count in two separate files: one with the letters in alphabetical order, the other with the letters ranked by frequency.</text:p>
      <text:p text:style-name="P13"><text:span text:style-name="T5">SOLUTION: </text:span><text:bookmark text:name=":6dh.co"/>sed 's/\(.\)/\1\n/g' <text:span text:style-name="T6">book.txt</text:span> | sort | uniq -c &gt;&gt; out1 &amp;&amp; sed 's/\(.\)/\1\n/g' <text:span text:style-name="T6">book.txt</text:span> | sort | uniq -c | sort -rn &gt;&gt;out2</text:p>
      <text:p text:style-name="P11"/>
      <text:p text:style-name="P10">5. A digraph is a pair of consecutive letters. Do a frequency count of all digraphs in a file. (Overlapping digraphs are still counted separately. For example, if the file just consists of the single word dodo, then we have three digraphs, namely do, od, and do, so the frequency count should show that do has frequency 2 and od has frequency 1.)</text:p>
      <text:p text:style-name="P14">SOLUTION: sed 's/[^[:alpha:]]/ /g' book.txt | tr '[:upper:]' '[:lower:]' &gt; book1.txt</text:p>
      <text:p text:style-name="P14"><text:tab/>sed 's/\([a-z]\)\([a-z]\)/\1 \1\2 \2/g' book1.txt | tr ' ' '\n' | sort | uniq -c</text:p>
      <text:p text:style-name="P11"/>
      <text:p text:style-name="P11"/>
      <text:p text:style-name="P5">CHALLENGES</text:p>
      <text:p text:style-name="P11"/>
      <text:p text:style-name="P11">1. Suppose you represent each word of a file by its position in the list of words ranked by frequency. So the most frequent word (which might be “the”, say) is represented by the number 1, and for all i, the i-th most frequent word is represented by the number i. If each word in your file is replaced by its corresponding number (with spaces, newlines and punctuation unchanged), <text:soft-page-break/>how much compression of the file is achieved? It is possible to do a good estimate of this without actually implementing this compression.</text:p>
      <text:p text:style-name="P11">SOLUTION: </text:p>
      <text:p text:style-name="P11"/>
      <text:p text:style-name="P11">2. Suppose we do ls | wc as above, followed by a sequence of further applications of | wc.</text:p>
      <text:p text:style-name="P11">$ ls | wc</text:p>
      <text:p text:style-name="P11">· · ·</text:p>
      <text:p text:style-name="P11">$ ls | wc | wc</text:p>
      <text:p text:style-name="P11">· · ·</text:p>
      <text:p text:style-name="P11">$ ls | wc | wc | wc</text:p>
      <text:p text:style-name="P11">· · ·</text:p>
      <text:p text:style-name="P11">· · ·</text:p>
      <text:p text:style-name="P11">Before trying it out, can you predict how many pipes are required before the output ceases to change, and what that output will be? Having made your prediction, try it out.</text:p>
      <text:p text:style-name="P11">What if we had started out with some other command, instead of ls? How would you prove that, for</text:p>
      <text:p text:style-name="P11">every Linux command, continued application of | wc eventually produces this same fixed output?</text:p>
      <text:p text:style-name="P12">SOLUTION: ls | wc | wc <text:s text:c="4"/><text:span text:style-name="T6">= <text:s text:c="3"/>2</text:span></text:p>
      <text:p text:style-name="P11"/>
      <text:p text:style-name="P11">3. Read about how Simple Substitution cyphers work, and show how to implement Simple Substitution using tr.</text:p>
      <text:p text:style-name="P11">SOLUT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Math TeX Gyre" svg:font-family="'DejaVu Math TeX Gyr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3T14:33:24.507508907</meta:creation-date>
    <dc:date>2020-02-18T17:24:11.523833076</dc:date>
    <meta:editing-duration>PT34M21S</meta:editing-duration>
    <meta:editing-cycles>5</meta:editing-cycles>
    <meta:generator>LibreOffice/6.0.7.3$Linux_X86_64 LibreOffice_project/00m0$Build-3</meta:generator>
    <meta:document-statistic meta:table-count="0" meta:image-count="0" meta:object-count="0" meta:page-count="3" meta:paragraph-count="59" meta:word-count="946" meta:character-count="5341" meta:non-whitespace-character-count="4293"/>
  </office:meta>
</office:document-meta>
</file>